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 svg:font-family="'Times new roman'" style:font-family-generic="roman" style:font-pitch="variable"/>
    <style:font-face style:name="Wingdings" svg:font-family="Wingdings" style:font-charset="x-symbol"/>
    <style:font-face style:name="Wingdings1" svg:font-family="Wingdings" style:font-family-generic="system" style:font-pitch="variable"/>
  </office:font-face-decls>
  <office:automatic-styles>
    <style:style style:name="Table1" style:family="table">
      <style:table-properties style:width="6.9in" fo:margin-left="-0.075in" fo:margin-top="0in" fo:margin-bottom="0in" table:align="left" style:writing-mode="page"/>
    </style:style>
    <style:style style:name="Table1.A" style:family="table-column">
      <style:table-column-properties style:column-width="6.9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style>
    <style:style style:name="Table2" style:family="table">
      <style:table-properties style:width="6.9in" fo:margin-left="-0.075in" fo:margin-top="0in" fo:margin-bottom="0in" table:align="left" style:writing-mode="page"/>
    </style:style>
    <style:style style:name="Table2.A" style:family="table-column">
      <style:table-column-properties style:column-width="6.9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style>
    <style:style style:name="Table3" style:family="table">
      <style:table-properties style:width="6.9in" fo:margin-left="-0.075in" fo:margin-top="0in" fo:margin-bottom="0in" table:align="left" style:writing-mode="page"/>
    </style:style>
    <style:style style:name="Table3.A" style:family="table-column">
      <style:table-column-properties style:column-width="6.9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style>
    <style:style style:name="Table4" style:family="table">
      <style:table-properties style:width="6.9in" fo:margin-left="-0.075in" fo:margin-top="0in" fo:margin-bottom="0in" table:align="left" style:writing-mode="page"/>
    </style:style>
    <style:style style:name="Table4.A" style:family="table-column">
      <style:table-column-properties style:column-width="6.9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style>
    <style:style style:name="Table5" style:family="table">
      <style:table-properties style:width="6.9in" fo:margin-left="-0.075in" fo:margin-top="0in" fo:margin-bottom="0in" table:align="left" style:writing-mode="page"/>
    </style:style>
    <style:style style:name="Table5.A" style:family="table-column">
      <style:table-column-properties style:column-width="6.9in"/>
    </style:style>
    <style:style style:name="Table5.1" style:family="table-row">
      <style:table-row-properties fo:keep-together="auto"/>
    </style:style>
    <style:style style:name="Table5.A1" style:family="table-cell">
      <style:table-cell-properties fo:padding-left="0.075in" fo:padding-right="0.075in" fo:padding-top="0in" fo:padding-bottom="0in" fo:border="0.5pt solid #000000"/>
    </style:style>
    <style:style style:name="Table6" style:family="table">
      <style:table-properties style:width="6.9in" fo:margin-left="-0.075in" fo:margin-top="0in" fo:margin-bottom="0in" table:align="left" style:writing-mode="page"/>
    </style:style>
    <style:style style:name="Table6.A" style:family="table-column">
      <style:table-column-properties style:column-width="6.9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style>
    <style:style style:name="Table7" style:family="table">
      <style:table-properties style:width="6.9in" fo:margin-left="-0.075in" fo:margin-top="0in" fo:margin-bottom="0in" table:align="left" style:writing-mode="page"/>
    </style:style>
    <style:style style:name="Table7.A" style:family="table-column">
      <style:table-column-properties style:column-width="6.9in"/>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000000"/>
    </style:style>
    <style:style style:name="Table8" style:family="table">
      <style:table-properties style:width="6.9in" fo:margin-left="-0.075in" fo:margin-top="0in" fo:margin-bottom="0in" table:align="left" style:writing-mode="page"/>
    </style:style>
    <style:style style:name="Table8.A" style:family="table-column">
      <style:table-column-properties style:column-width="6.9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0"/>
    </style:style>
    <style:style style:name="Table9" style:family="table">
      <style:table-properties style:width="6.9in" fo:margin-left="-0.075in" fo:margin-top="0in" fo:margin-bottom="0in" table:align="left" style:writing-mode="page"/>
    </style:style>
    <style:style style:name="Table9.A" style:family="table-column">
      <style:table-column-properties style:column-width="6.9in"/>
    </style:style>
    <style:style style:name="Table9.1" style:family="table-row">
      <style:table-row-properties fo:keep-together="auto"/>
    </style:style>
    <style:style style:name="Table9.A1" style:family="table-cell">
      <style:table-cell-properties fo:padding-left="0.075in" fo:padding-right="0.075in" fo:padding-top="0in" fo:padding-bottom="0in" fo:border="0.5pt solid #000000"/>
    </style:style>
    <style:style style:name="Table10" style:family="table">
      <style:table-properties style:width="6.9in" fo:margin-left="-0.075in" fo:margin-top="0in" fo:margin-bottom="0in" table:align="left" style:writing-mode="page"/>
    </style:style>
    <style:style style:name="Table10.A" style:family="table-column">
      <style:table-column-properties style:column-width="6.9in"/>
    </style:style>
    <style:style style:name="Table10.1" style:family="table-row">
      <style:table-row-properties fo:keep-together="auto"/>
    </style:style>
    <style:style style:name="Table10.A1" style:family="table-cell">
      <style:table-cell-properties fo:padding-left="0.075in" fo:padding-right="0.075in" fo:padding-top="0in" fo:padding-bottom="0in" fo:border="0.5pt solid #000000"/>
    </style:style>
    <style:style style:name="P1" style:family="paragraph" style:parent-style-name="List_20_Paragraph" style:list-style-name="WWNum1"/>
    <style:style style:name="P2" style:family="paragraph" style:parent-style-name="List_20_Paragraph" style:list-style-name="WWNum1">
      <style:paragraph-properties fo:margin-top="0in" fo:margin-bottom="0in" style:contextual-spacing="true"/>
    </style:style>
    <style:style style:name="P3" style:family="paragraph" style:parent-style-name="Standard">
      <style:text-properties style:use-window-font-color="true" loext:opacity="0%" style:font-name="Times New Roman" style:font-name-asian="Times New Roman1" style:font-name-complex="Times New Roman1"/>
    </style:style>
    <style:style style:name="P4" style:family="paragraph" style:parent-style-name="Standard">
      <style:text-properties style:use-window-font-color="true" loext:opacity="0%" style:font-name="Times New Roman" officeooo:rsid="001e60ee" officeooo:paragraph-rsid="001e60ee" style:font-name-asian="Times New Roman1" style:font-name-complex="Times New Roman1"/>
    </style:style>
    <style:style style:name="P5" style:family="paragraph" style:parent-style-name="Standard">
      <style:text-properties style:use-window-font-color="true" loext:opacity="0%" style:font-name="Times New Roman"/>
    </style:style>
    <style:style style:name="P6" style:family="paragraph" style:parent-style-name="Standard">
      <style:text-properties style:use-window-font-color="true" loext:opacity="0%" style:font-name="Times New Roman" style:text-underline-style="solid" style:text-underline-width="auto" style:text-underline-color="font-color" style:font-name-asian="Times New Roman1" style:font-name-complex="Times New Roman1"/>
    </style:style>
    <style:style style:name="P7" style:family="paragraph" style:parent-style-name="Standard">
      <style:paragraph-properties fo:margin-top="0in" fo:margin-bottom="0in" style:contextual-spacing="false" fo:break-before="page"/>
      <style:text-properties style:use-window-font-color="true" loext:opacity="0%" style:font-name="Times New Roman" style:text-underline-style="solid" style:text-underline-width="auto" style:text-underline-color="font-color" style:font-name-asian="Times New Roman1" style:font-name-complex="Times New Roman1"/>
    </style:style>
    <style:style style:name="P8" style:family="paragraph" style:parent-style-name="Standard">
      <style:text-properties style:use-window-font-color="true" loext:opacity="0%" style:font-name="Times New Roman" style:text-underline-style="solid" style:text-underline-width="auto" style:text-underline-color="font-color" fo:font-weight="bold" style:font-name-asian="Times New Roman1" style:font-weight-asian="bold" style:font-name-complex="Times New Roman1"/>
    </style:style>
    <style:style style:name="P9" style:family="paragraph" style:parent-style-name="Standard">
      <style:text-properties style:use-window-font-color="true" loext:opacity="0%" style:font-name="Courier New1" style:font-name-asian="Courier New2" style:font-name-complex="Courier New2"/>
    </style:style>
    <style:style style:name="P10" style:family="paragraph" style:parent-style-name="Standard">
      <style:paragraph-properties fo:margin-top="0in" fo:margin-bottom="0in" style:contextual-spacing="false" fo:break-before="page"/>
      <style:text-properties style:use-window-font-color="true" loext:opacity="0%" style:font-name="Courier New1" style:font-name-asian="Courier New2" style:font-name-complex="Courier New2"/>
    </style:style>
    <style:style style:name="P11" style:family="paragraph" style:parent-style-name="Standard">
      <style:text-properties style:use-window-font-color="true" loext:opacity="0%" style:font-name="Courier New1" officeooo:rsid="001e60ee" officeooo:paragraph-rsid="001e60ee" style:font-name-asian="Courier New2" style:font-name-complex="Courier New2"/>
    </style:style>
    <style:style style:name="P12" style:family="paragraph" style:parent-style-name="Standard">
      <style:paragraph-properties fo:text-align="center" style:justify-single-word="false"/>
      <style:text-properties style:use-window-font-color="true" loext:opacity="0%" fo:font-size="14pt" style:font-size-asian="14pt" style:font-size-complex="14pt"/>
    </style:style>
    <style:style style:name="P13" style:family="paragraph" style:parent-style-name="Standard">
      <style:text-properties style:use-window-font-color="true" loext:opacity="0%"/>
    </style:style>
    <style:style style:name="P14" style:family="paragraph" style:parent-style-name="Standard">
      <style:paragraph-properties fo:margin-top="0in" fo:margin-bottom="0in" style:contextual-spacing="false" fo:break-before="page"/>
      <style:text-properties style:use-window-font-color="true" loext:opacity="0%"/>
    </style:style>
    <style:style style:name="P15" style:family="paragraph" style:parent-style-name="Standard">
      <style:paragraph-properties fo:margin-left="0.5in" fo:text-indent="0in" style:auto-text-indent="false"/>
      <style:text-properties style:use-window-font-color="true" loext:opacity="0%"/>
    </style:style>
    <style:style style:name="P16" style:family="paragraph" style:parent-style-name="Standard">
      <style:paragraph-properties fo:text-align="center" style:justify-single-word="false"/>
    </style:style>
    <style:style style:name="P17" style:family="paragraph" style:parent-style-name="Standard">
      <style:paragraph-properties fo:margin-top="0in" fo:margin-bottom="0in" style:contextual-spacing="false" fo:text-align="center" style:justify-single-word="false" fo:break-before="page"/>
    </style:style>
    <style:style style:name="P18" style:family="paragraph" style:parent-style-name="Standard">
      <style:paragraph-properties fo:text-indent="0.5in" style:auto-text-indent="false"/>
    </style:style>
    <style:style style:name="P19" style:family="paragraph" style:parent-style-name="Standard">
      <style:paragraph-properties fo:margin-top="0in" fo:margin-bottom="0in" style:contextual-spacing="false" fo:break-before="page"/>
    </style:style>
    <style:style style:name="P20" style:family="paragraph" style:parent-style-name="Standard" style:list-style-name="WWNum2"/>
    <style:style style:name="P21" style:family="paragraph" style:parent-style-name="Standard" style:master-page-name="Standard">
      <style:paragraph-properties style:page-number="1"/>
    </style:style>
    <style:style style:name="P22" style:family="paragraph" style:parent-style-name="Standard">
      <style:text-properties officeooo:rsid="001ac628" officeooo:paragraph-rsid="001ac628"/>
    </style:style>
    <style:style style:name="P23" style:family="paragraph" style:parent-style-name="Standard">
      <style:text-properties officeooo:paragraph-rsid="001c71ad"/>
    </style:style>
    <style:style style:name="T1" style:family="text">
      <style:text-properties style:use-window-font-color="true" loext:opacity="0%" style:font-name="Times New Roman" style:font-name-asian="Times New Roman1" style:font-name-complex="Times New Roman1"/>
    </style:style>
    <style:style style:name="T2" style:family="text">
      <style:text-properties style:use-window-font-color="true" loext:opacity="0%" style:font-name="Times New Roman" officeooo:rsid="001ac628" style:font-name-asian="Times New Roman1" style:font-name-complex="Times New Roman1"/>
    </style:style>
    <style:style style:name="T3" style:family="text">
      <style:text-properties style:use-window-font-color="true" loext:opacity="0%" style:font-name="Times New Roman" officeooo:rsid="001c71ad" style:font-name-asian="Times New Roman1" style:font-name-complex="Times New Roman1"/>
    </style:style>
    <style:style style:name="T4" style:family="text">
      <style:text-properties style:use-window-font-color="true" loext:opacity="0%" style:font-name="Times New Roman" officeooo:rsid="001e60ee" style:font-name-asian="Times New Roman1" style:font-name-complex="Times New Roman1"/>
    </style:style>
    <style:style style:name="T5" style:family="text">
      <style:text-properties style:use-window-font-color="true" loext:opacity="0%" style:font-name="Times New Roman" officeooo:rsid="00200fe9" style:font-name-asian="Times New Roman1" style:font-name-complex="Times New Roman1"/>
    </style:style>
    <style:style style:name="T6" style:family="text">
      <style:text-properties style:use-window-font-color="true" loext:opacity="0%" style:font-name="Times New Roman" fo:font-weight="bold" style:font-name-asian="Times New Roman1" style:font-weight-asian="bold" style:font-name-complex="Times New Roman1"/>
    </style:style>
    <style:style style:name="T7" style:family="text">
      <style:text-properties style:use-window-font-color="true" loext:opacity="0%" style:font-name="Times New Roman"/>
    </style:style>
    <style:style style:name="T8" style:family="text">
      <style:text-properties style:use-window-font-color="true" loext:opacity="0%" style:font-name="Times New Roman" style:text-underline-style="solid" style:text-underline-width="auto" style:text-underline-color="font-color" style:font-name-asian="Times New Roman1" style:font-name-complex="Times New Roman1"/>
    </style:style>
    <style:style style:name="T9" style:family="text">
      <style:text-properties style:use-window-font-color="true" loext:opacity="0%" style:font-name="Times New Roman" style:text-underline-style="solid" style:text-underline-width="auto" style:text-underline-color="font-color"/>
    </style:style>
    <style:style style:name="T10" style:family="text">
      <style:text-properties style:use-window-font-color="true" loext:opacity="0%" style:font-name="Times New Roman" style:text-underline-style="solid" style:text-underline-width="auto" style:text-underline-color="font-color" fo:font-weight="bold" style:font-name-asian="Times New Roman1" style:font-weight-asian="bold" style:font-name-complex="Times New Roman1"/>
    </style:style>
    <style:style style:name="T11" style:family="text">
      <style:text-properties style:use-window-font-color="true" loext:opacity="0%" style:font-name="Times New Roman" fo:font-size="14pt" fo:font-weight="bold" style:font-name-asian="Times New Roman1" style:font-size-asian="14pt" style:font-weight-asian="bold" style:font-name-complex="Times New Roman1" style:font-size-complex="14pt"/>
    </style:style>
    <style:style style:name="T12" style:family="text">
      <style:text-properties style:use-window-font-color="true" loext:opacity="0%" style:font-name="Times New Roman" style:font-name-asian="Courier New2" style:font-name-complex="Courier New2"/>
    </style:style>
    <style:style style:name="T13" style:family="text">
      <style:text-properties style:use-window-font-color="true" loext:opacity="0%" style:font-name="Times New Roman" fo:font-style="italic" style:font-name-asian="Times New Roman1" style:font-style-asian="italic" style:font-name-complex="Times New Roman1"/>
    </style:style>
    <style:style style:name="T14" style:family="text">
      <style:text-properties style:use-window-font-color="true" loext:opacity="0%"/>
    </style:style>
    <style:style style:name="T15" style:family="text">
      <style:text-properties style:use-window-font-color="true" loext:opacity="0%" fo:font-size="14pt" fo:font-weight="bold" style:font-size-asian="14pt" style:font-weight-asian="bold" style:font-size-complex="14pt"/>
    </style:style>
    <style:style style:name="T16" style:family="text">
      <style:text-properties style:use-window-font-color="true" loext:opacity="0%" fo:font-size="14pt" style:font-size-asian="14pt" style:font-size-complex="14pt"/>
    </style:style>
    <style:style style:name="T17" style:family="text">
      <style:text-properties style:use-window-font-color="true" loext:opacity="0%" style:text-underline-style="solid" style:text-underline-width="auto" style:text-underline-color="font-color"/>
    </style:style>
    <style:style style:name="T18" style:family="text">
      <style:text-properties style:use-window-font-color="true" loext:opacity="0%" style:font-name="Courier New1" style:font-name-asian="Courier New2" style:font-name-complex="Courier New2"/>
    </style:style>
    <style:style style:name="T19" style:family="text">
      <style:text-properties style:use-window-font-color="true" loext:opacity="0%" style:font-name="Courier New1" officeooo:rsid="001c71ad" style:font-name-asian="Courier New2" style:font-name-complex="Courier New2"/>
    </style:style>
    <style:style style:name="T20" style:family="text">
      <style:text-properties style:use-window-font-color="true" loext:opacity="0%" style:font-name="Courier New1" fo:font-size="10pt" style:font-size-asian="10pt" style:font-size-complex="10pt"/>
    </style:style>
    <style:style style:name="T21" style:family="text">
      <style:text-properties style:use-window-font-color="true" loext:opacity="0%" style:font-name="Courier New1" fo:font-size="10pt" style:font-name-asian="Courier New2" style:font-size-asian="10pt" style:font-name-complex="Courier New2" style:font-size-complex="10pt"/>
    </style:style>
    <style:style style:name="T22" style:family="text">
      <style:text-properties style:use-window-font-color="true" loext:opacity="0%" style:font-name="Courier New1" style:text-underline-style="solid" style:text-underline-width="auto" style:text-underline-color="font-color"/>
    </style:style>
    <style:style style:name="T23" style:family="text">
      <style:text-properties style:use-window-font-color="true" loext:opacity="0%" style:font-name="Courier New1" style:text-underline-style="solid" style:text-underline-width="auto" style:text-underline-color="font-color" style:font-name-asian="Courier New2" style:font-name-complex="Courier New2"/>
    </style:style>
    <style:style style:name="T24" style:family="text">
      <style:text-properties style:use-window-font-color="true" loext:opacity="0%" style:font-name="Courier New1" style:font-name-complex="Courier New2"/>
    </style:style>
    <style:style style:name="T25" style:family="text">
      <style:text-properties style:use-window-font-color="true" loext:opacity="0%" style:font-name="Courier New1" style:font-name-asian="Times New Roman1" style:font-name-complex="Times New Roman1"/>
    </style:style>
    <style:style style:name="T26" style:family="text">
      <style:text-properties style:use-window-font-color="true" loext:opacity="0%" style:font-name="Courier New1"/>
    </style:style>
    <style:style style:name="T27" style:family="text">
      <style:text-properties style:use-window-font-color="true" loext:opacity="0%" fo:font-size="10pt" style:font-size-asian="10pt" style:font-size-complex="10pt"/>
    </style:style>
    <style:style style:name="T28" style:family="text">
      <style:text-properties style:use-window-font-color="true" loext:opacity="0%" style:font-name="Times new 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loext:marker-style-name="T14"><text:span text:style-name="T1">SI411 Link-Load Lab<text:tab/><text:tab/><text:tab/><text:tab/>Name: </text:span><text:span text:style-name="T2">Tate Murphy</text:span></text:p>
      <text:p text:style-name="Standard" loext:marker-style-name="T14"><text:span text:style-name="T1">Fall 2025 (AY26)</text:span><text:span text:style-name="T1"/></text:p>
      <text:p text:style-name="P3" loext:marker-style-name="T1"/>
      <text:p text:style-name="Standard" loext:marker-style-name="T1"><text:span text:style-name="T6">Learning Objectives</text:span><text:span text:style-name="T1">: </text:span></text:p>
      <text:p text:style-name="Standard" loext:marker-style-name="T1"><text:span text:style-name="T1">- Understand the difference between static and dynamic linking.</text:span><text:span text:style-name="T1"/></text:p>
      <text:p text:style-name="Standard" loext:marker-style-name="T1"><text:span text:style-name="T1">- Use binary tools like objdump, nm, and ldd to examine executable files.</text:span><text:span text:style-name="T1"/></text:p>
      <text:p text:style-name="Standard" loext:marker-style-name="T7"><text:span text:style-name="T1">- Be able to use such tools to identify static vs. dynamic linking in pre-built executables.</text:span><text:span text:style-name="T1"/></text:p>
      <text:p text:style-name="P3" loext:marker-style-name="T1"/>
      <text:p text:style-name="Standard" loext:marker-style-name="T1"><text:span text:style-name="T1">Instructions:</text:span><text:span text:style-name="T1"/></text:p>
      <text:list text:style-name="WWNum1">
        <text:list-item>
          <text:p text:style-name="P2" loext:marker-style-name="T1"><text:span text:style-name="T1">Use an “official” CS lab machine for this lab! (remote access okay)</text:span><text:span text:style-name="T1"/></text:p>
        </text:list-item>
        <text:list-item>
          <text:p text:style-name="P2" loext:marker-style-name="T1"><text:span text:style-name="T1">Enter each answer in the box or space provided </text:span><text:span text:style-name="T1"/></text:p>
          <text:list>
            <text:list-item>
              <text:p text:style-name="P2" loext:marker-style-name="T1"><text:span text:style-name="T1">For this lab, you may download this file and type your answers or may NEATLY hand-write your answers. <text:s/>If it’s not easily legible, it’s not correct!</text:span><text:span text:style-name="T1"/></text:p>
            </text:list-item>
          </text:list>
        </text:list-item>
        <text:list-item>
          <text:p text:style-name="P2" loext:marker-style-name="T1"><text:span text:style-name="T1">Use your own words. <text:s/></text:span><text:span text:style-name="T6">Do *not* copy and paste text from elsewhere. </text:span></text:p>
        </text:list-item>
        <text:list-item>
          <text:p text:style-name="P2" loext:marker-style-name="T1"><text:span text:style-name="T6">Turn in hard-copy at start of class of the due date. <text:s/></text:span><text:span text:style-name="T6"/></text:p>
        </text:list-item>
        <text:list-item>
          <text:p text:style-name="P2" loext:marker-style-name="T1"><text:span text:style-name="T1">Staple required for full credit.</text:span><text:span text:style-name="T1"/></text:p>
        </text:list-item>
      </text:list>
      <text:p text:style-name="P3" loext:marker-style-name="T1"/>
      <text:p text:style-name="Standard" loext:marker-style-name="T1"><text:span text:style-name="T1">Key requirements for all labs:</text:span><text:span text:style-name="T1"/></text:p>
      <text:list text:continue-numbering="true" text:style-name="WWNum1">
        <text:list-item>
          <text:p text:style-name="P1" loext:marker-style-name="T1"><text:span text:style-name="T1">Your goal is to understand </text:span><text:span text:style-name="T8">what</text:span><text:span text:style-name="T1"> and </text:span><text:span text:style-name="T8">why</text:span><text:span text:style-name="T1"> is happening. <text:s/>Therefore, your answers should be concise but thoughtful.</text:span></text:p>
        </text:list-item>
        <text:list-item>
          <text:p text:style-name="P1" loext:marker-style-name="T1"><text:span text:style-name="T1">For instance, if we ask “Why doesn’t this work?” do not just repeat back the error message. <text:s/>Instead, explain specifically what is going on.</text:span><text:span text:style-name="T1"/></text:p>
        </text:list-item>
      </text:list>
      <text:p text:style-name="Standard" loext:marker-style-name="T14"><text:span text:style-name="T1"><text:line-break/><text:line-break/></text:span><text:span text:style-name="T6">Lab Total</text:span><text:span text:style-name="T1">: 41 points (with 1 point extra credit)</text:span></text:p>
      <text:p text:style-name="P3" loext:marker-style-name="T1"/>
      <text:p text:style-name="P16" loext:marker-style-name="T15"><text:span text:style-name="T11">Part 0: Preliminaries</text:span><text:span text:style-name="T11"/></text:p>
      <text:p text:style-name="P3" loext:marker-style-name="T1"/>
      <text:p text:style-name="Standard" loext:marker-style-name="T17"><text:span text:style-name="T8">Provided files</text:span><text:span text:style-name="T8"/></text:p>
      <text:p text:style-name="Standard" loext:marker-style-name="T18"><text:span text:style-name="T18">ctest1.c, ctest2.c, prog.c, mystery1</text:span><text:span text:style-name="T18"/></text:p>
      <text:p text:style-name="P9" loext:marker-style-name="T18"/>
      <text:p text:style-name="Standard" loext:marker-style-name="T17"><text:span text:style-name="T8">For Info: compiler flags</text:span><text:span text:style-name="T8"/></text:p>
      <text:p text:style-name="Standard" loext:marker-style-name="T27"><text:span text:style-name="T20">-Wall<text:tab/><text:tab/>show all errors and warnings</text:span><text:span text:style-name="T20"/></text:p>
      <text:p text:style-name="Standard" loext:marker-style-name="T27"><text:span text:style-name="T20">-fPIC<text:tab/><text:tab/>force position-independent code</text:span><text:span text:style-name="T20"/></text:p>
      <text:p text:style-name="Standard" loext:marker-style-name="T27"><text:span text:style-name="T20">-no-pie <text:s text:c="2"/><text:tab/>...but don’t use “position independent execution” (breaks ltrace)</text:span><text:span text:style-name="T20"/></text:p>
      <text:p text:style-name="Standard" loext:marker-style-name="T18"><text:span text:style-name="T21">-shared<text:tab/>produce a shared object</text:span><text:span text:style-name="T21"/></text:p>
      <text:p text:style-name="P9" loext:marker-style-name="T18"/>
      <text:p text:style-name="P9" loext:marker-style-name="T18"/>
      <text:p text:style-name="Standard" loext:marker-style-name="T9"><text:span text:style-name="T9">Setup</text:span><text:span text:style-name="T9"/></text:p>
      <text:p text:style-name="Standard" loext:marker-style-name="T22"><text:span text:style-name="T7">1. Create a folder with the above files in it.</text:span><text:span text:style-name="T22"/></text:p>
      <text:p text:style-name="Standard" loext:marker-style-name="T7"><text:span text:style-name="T7">2. Review the .c source files to see what they do.</text:span><text:span text:style-name="T7"/></text:p>
      <text:p text:style-name="Standard" loext:marker-style-name="T22"><text:span text:style-name="T7">3. Do “</text:span><text:span text:style-name="T24">man gcc</text:span><text:span text:style-name="T7">”, then use the / key to search for “linker”. <text:s/>Type / again and hit Enter to search for the next occurrence [this is just for practice searching a man page – no need to actually read things yet]</text:span></text:p>
      <text:p text:style-name="P5" loext:marker-style-name="T7"/>
      <text:p text:style-name="P6" loext:marker-style-name="T8"/>
      <text:p text:style-name="P12" loext:marker-style-name="T16"/>
      <text:p text:style-name="P17" loext:marker-style-name="T16"><text:span text:style-name="T11">Part 1: Static Linking</text:span><text:span text:style-name="T11"/></text:p>
      <text:p text:style-name="Standard" loext:marker-style-name="T8"><text:span text:style-name="T8">Learn/review a really useful command</text:span><text:span text:style-name="T8"/></text:p>
      <text:p text:style-name="Standard" loext:marker-style-name="T1"><text:span text:style-name="T1">(1 pt) What does the -t argument do for </text:span><text:span text:style-name="T25">ls</text:span><text:span text:style-name="T1">? <text:s/>(</text:span><text:span text:style-name="T25">man ls</text:span><text:span text:style-name="T1">) <text:s/></text:span></text:p>
      <text:p text:style-name="Standard" loext:marker-style-name="T1"><text:span text:style-name="T2"/></text:p>
      <text:p text:style-name="P22" loext:marker-style-name="T1"><text:span text:style-name="T1">It sorts the results by time, newest first.</text:span></text:p>
      <text:p text:style-name="P3" loext:marker-style-name="T1"/>
      <text:p text:style-name="Standard" loext:marker-style-name="T14"><text:span text:style-name="T8">Compile</text:span><text:span text:style-name="T8"/></text:p>
      <text:p text:style-name="Standard" loext:marker-style-name="T14"><text:span text:style-name="T1">The </text:span><text:span text:style-name="T18">ctest</text:span><text:span text:style-name="T1"> source files will be used in libraries. Compile both to generate object files.</text:span></text:p>
      <text:p text:style-name="Standard" loext:marker-style-name="T1"><text:bookmark text:name="_heading=h.gjdgxs"/><text:span text:style-name="T18">gcc -Wall -c ctest1.c ctest2.c</text:span><text:span text:style-name="T1"/></text:p>
      <text:p text:style-name="P9" loext:marker-style-name="T18"/>
      <text:p text:style-name="Standard" loext:marker-style-name="T1"><text:span text:style-name="T8">Create a static library</text:span><text:span text:style-name="T1"> <text:s text:c="3"/>Create an “object code archive”. These end in “.a”</text:span></text:p>
      <text:p text:style-name="Standard" loext:marker-style-name="T18"><text:span text:style-name="T18">ar -cvq libctest.a ctest1.o ctest2.o</text:span><text:span text:style-name="T18"/></text:p>
      <text:p text:style-name="P3" loext:marker-style-name="T1"/>
      <text:p text:style-name="Standard" loext:marker-style-name="T9"><text:span text:style-name="T9">See your object files</text:span><text:span text:style-name="T9"/></text:p>
      <text:p text:style-name="Standard" loext:marker-style-name="T26"><text:span text:style-name="T26">ls -lt</text:span><text:span text:style-name="T26"/></text:p>
      <text:p text:style-name="Standard" loext:marker-style-name="T26"><text:span text:style-name="T1">(1 pt) What file just got created? </text:span><text:span text:style-name="T3">libctest.a</text:span><text:span text:style-name="T1"> <text:s text:c="3"/></text:span></text:p>
      <text:p text:style-name="Standard" loext:marker-style-name="T26"><text:span text:style-name="T1">(1 pt) How many bytes is it? <text:s/></text:span><text:span text:style-name="T3">6086</text:span></text:p>
      <text:p text:style-name="Standard" loext:marker-style-name="T14"><text:span text:style-name="T1">(1 pt) Let’s call that file XYZ. <text:s/>Replace XYZ with the correct filename in this command:</text:span><text:span text:style-name="T1"/></text:p>
      <text:p text:style-name="P18" loext:marker-style-name="T18"><text:span text:style-name="T18">ar tf </text:span><text:span text:style-name="T19">XYZ</text:span></text:p>
      <text:p text:style-name="Standard" loext:marker-style-name="T18"><text:span text:style-name="T1">This shows you the library contents – take a minute to examine it.</text:span><text:span text:style-name="T18"/></text:p>
      <text:p text:style-name="P9" loext:marker-style-name="T18"/>
      <text:p text:style-name="Standard" loext:marker-style-name="T1"><text:span text:style-name="T8">NOTE:</text:span><text:span text:style-name="T1"> now that you have built a library, you must use it! <text:s/>In particular, you should NOT make direct use of ctest1.c and ctest2. c </text:span><text:span text:style-name="T8">for the rest of part 1</text:span><text:span text:style-name="T1">—use your library instead.</text:span></text:p>
      <text:p text:style-name="P9" loext:marker-style-name="T18"/>
      <text:p text:style-name="Standard" loext:marker-style-name="T8"><text:span text:style-name="T8">Compile with static linking</text:span><text:span text:style-name="T8"/></text:p>
      <text:p text:style-name="Standard" loext:marker-style-name="T14"><text:span text:style-name="T1">Try this:</text:span><text:span text:style-name="T1"/></text:p>
      <text:p text:style-name="Standard" loext:marker-style-name="T18"><text:span text:style-name="T18"><text:tab/>gcc -no-pie -o progA prog.c </text:span><text:span text:style-name="T18"/></text:p>
      <text:p text:style-name="Standard" loext:marker-style-name="T18"><text:span text:style-name="T1">(1 pt) </text:span><text:span text:style-name="T12">Why doesn’t that work? </text:span><text:span text:style-name="T19">The library with ctest1.o and ctest2.o is not linked.</text:span></text:p>
      <text:p text:style-name="P9" loext:marker-style-name="T18"/>
      <text:p text:style-name="Standard" loext:marker-style-name="T18"><text:span text:style-name="T1">(1 pt) </text:span><text:span text:style-name="T12">Add something to the “gcc” command line to make it work (don’t change anything else). Show your addition below:</text:span></text:p>
      <text:p text:style-name="Standard" loext:marker-style-name="T18"><text:span text:style-name="T18"><text:tab/>gcc -no-pie -o progA prog.c </text:span><text:span text:style-name="T19">libctest.a</text:span></text:p>
      <text:p text:style-name="P9" loext:marker-style-name="T18"/>
      <text:p text:style-name="P9" loext:marker-style-name="T18"/>
      <text:p text:style-name="Standard" loext:marker-style-name="T1"><text:span text:style-name="T1">(1 pt) What file just got created? </text:span><text:span text:style-name="T3">progA</text:span><text:span text:style-name="T1"> <text:s/></text:span></text:p>
      <text:p text:style-name="Standard" loext:marker-style-name="T1"><text:span text:style-name="T1">(1 pt) How many bytes is it? <text:s/></text:span><text:span text:style-name="T3">18008</text:span></text:p>
      <text:p text:style-name="P6" loext:marker-style-name="T8"/>
      <text:p text:style-name="P6" loext:marker-style-name="T8"/>
      <text:p text:style-name="Standard" loext:marker-style-name="T14"><text:span text:style-name="T8">Run the program</text:span><text:span text:style-name="T18"><text:tab/></text:span></text:p>
      <text:p text:style-name="Standard" loext:marker-style-name="T14"><text:span text:style-name="T18">./progA <text:s text:c="4"/></text:span><text:span text:style-name="T18"/></text:p>
      <text:p text:style-name="P23" loext:marker-style-name="T14"><text:span text:style-name="T18">(1 pt) </text:span><text:span text:style-name="T1">What is the output? </text:span></text:p>
      <text:p text:style-name="P23" loext:marker-style-name="T14"><text:span text:style-name="T1"/></text:p>
      <text:p text:style-name="P23" loext:marker-style-name="T14"><text:span text:style-name="T1">Valx=5</text:span></text:p>
      <text:p text:style-name="Standard" loext:marker-style-name="T14"><text:span text:style-name="T1">Valx=100</text:span></text:p>
      <text:p text:style-name="P13" loext:marker-style-name="T14"/>
      <text:p text:style-name="P19" loext:marker-style-name="T1"><text:span text:style-name="T8">View symbols with nm</text:span><text:span text:style-name="T1"><text:tab/></text:span></text:p>
      <text:p text:style-name="Standard" loext:marker-style-name="T18"><text:span text:style-name="T18">man nm <text:s text:c="4"/># skim the main idea, then come back as needed</text:span><text:span text:style-name="T18"/></text:p>
      <text:p text:style-name="Standard" loext:marker-style-name="T18"><text:bookmark text:name="_heading=h.1fob9te"/><text:span text:style-name="T18">nm progA </text:span><text:span text:style-name="T18"/></text:p>
      <text:p text:style-name="P9" loext:marker-style-name="T18"/>
      <text:p text:style-name="Standard" loext:marker-style-name="T18"><text:span text:style-name="T1">Note: ‘local’ vs. ‘global/external’ is NOT the same concept as static vs. dynamic. <text:s/>A global symbol is one that is visible to other modules. <text:s/></text:span><text:span text:style-name="T18"/></text:p>
      <text:p text:style-name="P9" loext:marker-style-name="T18"/>
      <text:p text:style-name="Standard" loext:marker-style-name="T1"><text:span text:style-name="T1">The </text:span><text:span text:style-name="T18">nm</text:span><text:span text:style-name="T1"> command lists the symbols (</text:span><text:span text:style-name="T6">n</text:span><text:span text:style-name="T1">a</text:span><text:span text:style-name="T6">m</text:span><text:span text:style-name="T1">ed objects) in a program. For some symbols (like main, ctest1, and ctest2) the output shows the corresponding 'RVA' </text:span><text:span text:style-name="T8">within</text:span><text:span text:style-name="T1"> the static linked code. RVA stands for </text:span><text:span text:style-name="T13">relative virtual address</text:span><text:span text:style-name="T1">, which is a fancy way of describing the offset, in bytes, from the beginning of the executable program. </text:span></text:p>
      <text:p text:style-name="P13" loext:marker-style-name="T14"/>
      <text:p text:style-name="Standard" loext:marker-style-name="T14"><text:span text:style-name="T1">(1 pt) What is the RVA for </text:span><text:span text:style-name="T18">main</text:span><text:span text:style-name="T1">? <text:tab/>0000000000401156<text:tab/></text:span></text:p>
      <text:p text:style-name="P3" loext:marker-style-name="T1"/>
      <text:p text:style-name="Standard" loext:marker-style-name="T1"><text:span text:style-name="T1">(1 pt) What “type” of symbol is </text:span><text:span text:style-name="T18">main</text:span><text:span text:style-name="T1">?<text:tab/>‘</text:span><text:span text:style-name="T3">T’</text:span></text:p>
      <text:p text:style-name="P3" loext:marker-style-name="T1"/>
      <text:p text:style-name="P23" loext:marker-style-name="T1"><text:span text:style-name="T1">(1 pt) What does that mean?<text:tab/><text:tab/></text:span><text:span text:style-name="T3">The symbol is in the text </text:span><text:span text:style-name="T4">(code) </text:span><text:span text:style-name="T3">section.</text:span><text:span text:style-name="T1"><text:tab/><text:tab/></text:span></text:p>
      <text:p text:style-name="P3" loext:marker-style-name="T1"/>
      <text:p text:style-name="P3" loext:marker-style-name="T1"/>
      <text:p text:style-name="P3" loext:marker-style-name="T1"/>
      <text:p text:style-name="Standard" loext:marker-style-name="T14"><text:span text:style-name="T1">(1 pt) What is the RVA for </text:span><text:span text:style-name="T18">ctest1</text:span><text:span text:style-name="T1">? <text:tab/>00000000004011d6</text:span></text:p>
      <text:p text:style-name="P3" loext:marker-style-name="T1"/>
      <text:p text:style-name="Standard" loext:marker-style-name="T1"><text:span text:style-name="T1">(1 pt) What is the RVA for <text:s/></text:span><text:span text:style-name="T18">ctest2</text:span><text:span text:style-name="T1">?<text:tab/>00000000004011ef</text:span></text:p>
      <text:p text:style-name="P13" loext:marker-style-name="T14"/>
      <text:p text:style-name="Standard" loext:marker-style-name="T14"><text:span text:style-name="T1">(1 pt) Find the entry for </text:span><text:span text:style-name="T25">printf</text:span><text:span text:style-name="T1">. Why is there no RVA?<text:tab/></text:span></text:p>
      <text:p text:style-name="P3" loext:marker-style-name="T1"/>
      <text:p text:style-name="P4" loext:marker-style-name="T1">Printf is not a defined object in the object files.</text:p>
      <text:p text:style-name="P3" loext:marker-style-name="T1"/>
      <text:p text:style-name="Standard" loext:marker-style-name="T1"><text:span text:style-name="T1">(1 pt) Where </text:span><text:span text:style-name="T8">specifically</text:span><text:span text:style-name="T1"> then can the code for print be found? <text:s/></text:span></text:p>
      <text:p text:style-name="P3" loext:marker-style-name="T1"/>
      <text:p text:style-name="P4" loext:marker-style-name="T1">Printf code can be found in the stdio library.</text:p>
      <text:p text:style-name="P13" loext:marker-style-name="T14"/>
      <text:p text:style-name="Standard" loext:marker-style-name="T14"><text:span text:style-name="T1">(1 pt) Does progA use static linking, dynamic linking, or both? Briefly explain. </text:span><text:span text:style-name="T1"/></text:p>
      <text:p text:style-name="P3" loext:marker-style-name="T1"/>
      <text:p text:style-name="P11" loext:marker-style-name="T18">ProgA uses both static and dynamic linking. The library ‘libctest.a’ is statically linked when compiling progA, but the stdio library is dynamically linked when compiling to avoid linking the entire stdio library, keeping the executable size smaller.</text:p>
      <text:p text:style-name="P9" loext:marker-style-name="T18"/>
      <text:p text:style-name="P10" loext:marker-style-name="T18"/>
      <text:p text:style-name="P9" loext:marker-style-name="T18"/>
      <text:p text:style-name="P16" loext:marker-style-name="T16"><text:span text:style-name="T11">Part 2: Dynamic Linking</text:span><text:span text:style-name="T11"/></text:p>
      <text:p text:style-name="P8" loext:marker-style-name="T10"/>
      <text:p text:style-name="Standard" loext:marker-style-name="T10"><text:span text:style-name="T8">Compile</text:span><text:span text:style-name="T10"/></text:p>
      <text:p text:style-name="Standard" loext:marker-style-name="T14"><text:span text:style-name="T1">Compile the test programs into object files that can be used in dynamically link libraries. </text:span><text:span text:style-name="T1"/></text:p>
      <text:p text:style-name="Standard" loext:marker-style-name="T18"><text:span text:style-name="T18">gcc -Wall -fPIC -c ctest1.c ctest2.c</text:span><text:span text:style-name="T18"/></text:p>
      <text:p text:style-name="P6" loext:marker-style-name="T8"/>
      <text:p text:style-name="Standard" loext:marker-style-name="T8"><text:span text:style-name="T8">Create Library<text:tab/></text:span><text:span text:style-name="T8"/></text:p>
      <text:p text:style-name="Standard" loext:marker-style-name="T14"><text:span text:style-name="T18">gcc -shared -Wl,-soname,libctest.so.1 -o libctest.so.1.0 <text:s text:c="2"/>*.o</text:span></text:p>
      <text:p text:style-name="P6" loext:marker-style-name="T8"/>
      <text:p text:style-name="Standard" loext:marker-style-name="T1"><text:span text:style-name="T1">Note: the </text:span><text:span text:style-name="T25">-Wl,…..so.1</text:span><text:span text:style-name="T1"> is one string since </text:span><text:span text:style-name="T25">-Wl</text:span><text:span text:style-name="T1">, is used to pass options to the linker; see </text:span><text:span text:style-name="T6">man gcc</text:span><text:span text:style-name="T1">.</text:span></text:p>
      <text:p text:style-name="P6" loext:marker-style-name="T8"/>
      <text:p text:style-name="Standard" loext:marker-style-name="T8"><text:span text:style-name="T1">(1 pt) What file just got created? </text:span><text:span text:style-name="T5">libctest.so.1.0</text:span><text:span text:style-name="T1"> <text:s text:c="3"/></text:span></text:p>
      <text:p text:style-name="Standard" loext:marker-style-name="T8"><text:span text:style-name="T1">(1 pt) How many bytes is it? <text:s/></text:span><text:span text:style-name="T5">16496</text:span></text:p>
      <text:p text:style-name="P6" loext:marker-style-name="T8"/>
      <text:p text:style-name="Standard" loext:marker-style-name="T1"><text:span text:style-name="T1">Note: at this point, you might copy your “shared-object files” to a common library location (and link to create common aliases) for future use. If you have sudo/root permissions, you can do this, then link against the library in the future. It might look something like:</text:span><text:span text:style-name="T18"><text:line-break/>sudo cp libctest.so.1.0 /usr/lib <text:s/>…</text:span><text:span text:style-name="T1">but we don't need to do this step in this lab.</text:span></text:p>
      <text:p text:style-name="P3" loext:marker-style-name="T1"/>
      <text:p text:style-name="Standard" loext:marker-style-name="T8"><text:span text:style-name="T8">Create Library Links</text:span><text:span text:style-name="T8"/></text:p>
      <text:p text:style-name="Standard" loext:marker-style-name="T1"><text:span text:style-name="T1">This will give the linker and loader pointers to see the proper version of your library</text:span><text:span text:style-name="T1"/></text:p>
      <text:p text:style-name="Standard" loext:marker-style-name="T18"><text:span text:style-name="T18">ln -sf libctest.so.1.0 libctest.so.1</text:span><text:span text:style-name="T18"/></text:p>
      <text:p text:style-name="Standard" loext:marker-style-name="T18"><text:span text:style-name="T18">ln -sf libctest.so.1.0 libctest.so</text:span><text:span text:style-name="T18"/></text:p>
      <text:p text:style-name="Standard" loext:marker-style-name="T1"><text:span text:style-name="T18">ls -lt # examine what just got created</text:span><text:span text:style-name="T1"/></text:p>
      <text:p text:style-name="P6" loext:marker-style-name="T8"/>
      <text:p text:style-name="Standard" loext:marker-style-name="T14"><text:span text:style-name="T8">Compile and dynamically link</text:span><text:span text:style-name="T8"/></text:p>
      <text:p text:style-name="Standard" loext:marker-style-name="T18"><text:span text:style-name="T18">gcc -Wall -L. -no-pie prog.c -lctest -o progB</text:span><text:span text:style-name="T18"/></text:p>
      <text:p text:style-name="Standard" loext:marker-style-name="T1"><text:span text:style-name="T1">(1 pt) What does the -L option do (investigate)? __________</text:span><text:span text:style-name="T1"/></text:p>
      <text:p text:style-name="P3" loext:marker-style-name="T1"/>
      <text:p text:style-name="Standard" loext:marker-style-name="T1"><text:span text:style-name="T1">Note 1: In the previous command, there is no space between</text:span><text:span text:style-name="T18"> -L</text:span><text:span text:style-name="T1"> and the period.</text:span></text:p>
      <text:p text:style-name="P3" loext:marker-style-name="T1"/>
      <text:p text:style-name="Standard" loext:marker-style-name="T1"><text:span text:style-name="T1">Note 2: Observe out the naming convention for shared-object libraries: '</text:span><text:span text:style-name="T18">-lctest</text:span><text:span text:style-name="T1">' refers to a library whose name is </text:span><text:span text:style-name="T18">libctest.so(.version.number)</text:span><text:span text:style-name="T1">.</text:span></text:p>
      <text:p text:style-name="P3" loext:marker-style-name="T1"/>
      <text:p text:style-name="Standard" loext:marker-style-name="T1"><text:span text:style-name="T1">Note 3: Shared-object libraries work the same way in Windows; they're known under the familiar extension <text:s/>'.</text:span><text:span text:style-name="T18">dll'</text:span><text:span text:style-name="T1">.</text:span></text:p>
      <text:p text:style-name="P3" loext:marker-style-name="T1"/>
      <text:p text:style-name="Standard" loext:marker-style-name="T8"><text:span text:style-name="T8">Run</text:span><text:span text:style-name="T8"/></text:p>
      <text:p text:style-name="Standard" loext:marker-style-name="T1"><text:span text:style-name="T18">./progB</text:span><text:span text:style-name="T1"><text:tab/></text:span></text:p>
      <text:p text:style-name="Standard" loext:marker-style-name="T14"><text:span text:style-name="T14">(1 pt) Why doesn’t this work? </text:span><text:span text:style-name="T1">__________</text:span></text:p>
      <text:p text:style-name="P13" loext:marker-style-name="T14"/>
      <text:p text:style-name="Standard" loext:marker-style-name="T14"><text:span text:style-name="T14">Let’s fix that:</text:span><text:span text:style-name="T14"/></text:p>
      <text:p text:style-name="Standard" loext:marker-style-name="T14"><text:span text:style-name="T14"><text:tab/></text:span><text:span text:style-name="T18">export LD_LIBRARY_PATH=.</text:span></text:p>
      <text:p text:style-name="Standard" loext:marker-style-name="T14"><text:span text:style-name="T14">(1 pt) </text:span><text:span text:style-name="T28">Run again and verify it works. <text:s/>Now Google </text:span><text:span text:style-name="T18">LD_LIBRARY_PATH </text:span><text:span text:style-name="T28">and explain, in your own words, why setting</text:span><text:span text:style-name="T14"> <text:s/></text:span><text:span text:style-name="T18">LD_LIBRARY_PATH </text:span><text:span text:style-name="T14"><text:s/></text:span><text:span text:style-name="T28">fixes the problem:</text:span></text:p>
      <text:p text:style-name="P13" loext:marker-style-name="T14"/>
      <text:p text:style-name="P6" loext:marker-style-name="T8"/>
      <text:p text:style-name="P14" loext:marker-style-name="T14"/>
      <text:p text:style-name="P6" loext:marker-style-name="T8"/>
      <text:p text:style-name="Standard" loext:marker-style-name="T8"><text:span text:style-name="T8">Run again</text:span><text:span text:style-name="T8"/></text:p>
      <text:p text:style-name="Standard" loext:marker-style-name="T1"><text:span text:style-name="T18">./progB</text:span><text:span text:style-name="T1"><text:tab/></text:span></text:p>
      <text:p text:style-name="Standard" loext:marker-style-name="T1"><text:span text:style-name="T1">(1 pt) Is the program output the same as it was for </text:span><text:span text:style-name="T18">progA</text:span><text:span text:style-name="T1"> in the 'static' section?____</text:span></text:p>
      <text:p text:style-name="P3" loext:marker-style-name="T1"/>
      <text:p text:style-name="Standard" loext:marker-style-name="T17"><text:span text:style-name="T17">Look at all the dynamic libraries the OS is aware of:</text:span><text:span text:style-name="T17"/></text:p>
      <text:p text:style-name="Standard" loext:marker-style-name="T14"><text:span text:style-name="T18">man ldconfig</text:span><text:span text:style-name="T14"><text:tab/><text:tab/>(read the description)</text:span></text:p>
      <text:p text:style-name="Standard" loext:marker-style-name="T18"><text:span text:style-name="T18">ldconfig -v</text:span><text:span text:style-name="T18"/></text:p>
      <text:p text:style-name="Standard" loext:marker-style-name="T1"><text:span text:style-name="T8">View symbols with</text:span><text:span text:style-name="T23"> nm</text:span><text:span text:style-name="T1"><text:tab/><text:tab/></text:span></text:p>
      <text:p text:style-name="Standard" loext:marker-style-name="T18"><text:span text:style-name="T18">nm progB </text:span><text:span text:style-name="T18"/></text:p>
      <text:p text:style-name="Standard" loext:marker-style-name="T18"><text:span text:style-name="T18"><text:tab/></text:span><text:span text:style-name="T18"/></text:p>
      <text:p text:style-name="Standard" loext:marker-style-name="T1"><text:span text:style-name="T1">(1 pt) Does </text:span><text:span text:style-name="T25">main</text:span><text:span text:style-name="T1"> still have an RVA? <text:s/>If so, is it about the same as with </text:span><text:span text:style-name="T25">progA</text:span><text:span text:style-name="T1">?</text:span></text:p>
      <table:table table:name="Table1" table:style-name="Table1">
        <table:table-column table:style-name="Table1.A"/>
        <table:table-row table:style-name="Table1.1">
          <table:table-cell table:style-name="Table1.A1" office:value-type="string">
            <text:p text:style-name="P3" loext:marker-style-name="T1"/>
            <text:p text:style-name="P3" loext:marker-style-name="T1"/>
            <text:p text:style-name="P3" loext:marker-style-name="T1"/>
          </table:table-cell>
        </table:table-row>
      </table:table>
      <text:p text:style-name="P9" loext:marker-style-name="T18"/>
      <text:p text:style-name="Standard" loext:marker-style-name="T1"><text:span text:style-name="T1">(1 pt) Do </text:span><text:span text:style-name="T25">ctest1</text:span><text:span text:style-name="T1"> and </text:span><text:span text:style-name="T25">ctest2 </text:span><text:span text:style-name="T1">still have an RVA? <text:s/>If so, is it about the same as with </text:span><text:span text:style-name="T25">progA</text:span><text:span text:style-name="T1">? If not, why?</text:span></text:p>
      <table:table table:name="Table2" table:style-name="Table2">
        <table:table-column table:style-name="Table2.A"/>
        <table:table-row table:style-name="Table2.1">
          <table:table-cell table:style-name="Table2.A1" office:value-type="string">
            <text:p text:style-name="P3" loext:marker-style-name="T1"/>
            <text:p text:style-name="P3" loext:marker-style-name="T1"/>
            <text:p text:style-name="P3" loext:marker-style-name="T1"/>
          </table:table-cell>
        </table:table-row>
      </table:table>
      <text:p text:style-name="P9" loext:marker-style-name="T18"/>
      <text:p text:style-name="Standard" loext:marker-style-name="T8"><text:span text:style-name="T8">See the difference in the assembly code</text:span><text:span text:style-name="T8"/></text:p>
      <text:p text:style-name="Standard" loext:marker-style-name="T18"><text:span text:style-name="T18">objdump -M intel -d progA | grep '&lt;ctest1&gt;'</text:span><text:span text:style-name="T18"/></text:p>
      <text:p text:style-name="Standard" loext:marker-style-name="T18"><text:span text:style-name="T18">objdump -M intel -d progB | grep '&lt;ctest1&gt;'</text:span><text:span text:style-name="T18"/></text:p>
      <text:p text:style-name="P13" loext:marker-style-name="T14"/>
      <text:p text:style-name="Standard" loext:marker-style-name="T1"><text:span text:style-name="T1">(1 pt) What's different in the output of these two commands?</text:span><text:span text:style-name="T1"/></text:p>
      <table:table table:name="Table3" table:style-name="Table3">
        <table:table-column table:style-name="Table3.A"/>
        <table:table-row table:style-name="Table3.1">
          <table:table-cell table:style-name="Table3.A1" office:value-type="string">
            <text:p text:style-name="P3" loext:marker-style-name="T1"/>
            <text:p text:style-name="P3" loext:marker-style-name="T1"/>
            <text:p text:style-name="P3" loext:marker-style-name="T1"/>
          </table:table-cell>
        </table:table-row>
      </table:table>
      <text:p text:style-name="P3" loext:marker-style-name="T1"/>
      <text:p text:style-name="Standard" loext:marker-style-name="T1"><text:span text:style-name="T4">***best guess***</text:span><text:span text:style-name="T1">For ONE of these cases a constant that you see as part of the assembly instruction should be the same as a constant that you already seen in an earlier step of this lab. </text:span></text:p>
      <text:p text:style-name="Standard" loext:marker-style-name="T1"><text:span text:style-name="T1">(1 pt) a. Is this true for progA or for progB? </text:span><text:span text:style-name="T1"/></text:p>
      <text:p text:style-name="Standard" loext:marker-style-name="T1"><text:span text:style-name="T1">(1 pt) b. Why does it make sense that this constant is known and can be “hard coded” into the executable?</text:span><text:span text:style-name="T1"/></text:p>
      <table:table table:name="Table4" table:style-name="Table4">
        <table:table-column table:style-name="Table4.A"/>
        <table:table-row table:style-name="Table4.1">
          <table:table-cell table:style-name="Table4.A1" office:value-type="string">
            <text:p text:style-name="P3" loext:marker-style-name="T1"/>
            <text:p text:style-name="P3" loext:marker-style-name="T1"/>
            <text:p text:style-name="P3" loext:marker-style-name="T1"/>
            <text:p text:style-name="P3" loext:marker-style-name="T1"/>
            <text:p text:style-name="P3" loext:marker-style-name="T1"/>
          </table:table-cell>
        </table:table-row>
      </table:table>
      <text:p text:style-name="P3" loext:marker-style-name="T1"/>
      <text:p text:style-name="Standard" loext:marker-style-name="T1"><text:span text:style-name="T1">(1 pt) Static vs. dynamic linking was supposed to make a difference in the size of the executable. In this particular case, is progA or progB bigger?<text:tab/>_____________________________</text:span><text:span text:style-name="T1"/></text:p>
      <text:p text:style-name="P3" loext:marker-style-name="T1"/>
      <text:p text:style-name="Standard" loext:marker-style-name="T1"><text:span text:style-name="T1">(1 pt) Why is the difference so small in this particular situation?<text:tab/>___________________________________________________________________</text:span><text:span text:style-name="T1"/></text:p>
      <text:p text:style-name="P7" loext:marker-style-name="T8"/>
      <text:p text:style-name="Standard" loext:marker-style-name="T14"><text:span text:style-name="T8">See the difference in ldd</text:span><text:span text:style-name="T1"> <text:s/></text:span></text:p>
      <text:p text:style-name="Standard" loext:marker-style-name="T18"><text:span text:style-name="T18">man ldd</text:span><text:span text:style-name="T18"/></text:p>
      <text:p text:style-name="Standard" loext:marker-style-name="T18"><text:span text:style-name="T18">ldd progA</text:span><text:span text:style-name="T18"/></text:p>
      <text:p text:style-name="Standard" loext:marker-style-name="T18"><text:span text:style-name="T18">ldd progB</text:span><text:span text:style-name="T18"/></text:p>
      <text:p text:style-name="P3" loext:marker-style-name="T1"/>
      <text:p text:style-name="Standard" loext:marker-style-name="T1"><text:span text:style-name="T1">(1 pt) What is the difference in output, and why?</text:span><text:span text:style-name="T1"/></text:p>
      <table:table table:name="Table5" table:style-name="Table5">
        <table:table-column table:style-name="Table5.A"/>
        <table:table-row table:style-name="Table5.1">
          <table:table-cell table:style-name="Table5.A1" office:value-type="string">
            <text:p text:style-name="P3" loext:marker-style-name="T1"/>
            <text:p text:style-name="P3" loext:marker-style-name="T1"/>
            <text:p text:style-name="P3" loext:marker-style-name="T1"/>
            <text:p text:style-name="P3" loext:marker-style-name="T1"/>
          </table:table-cell>
        </table:table-row>
      </table:table>
      <text:p text:style-name="P3" loext:marker-style-name="T1"/>
      <text:p text:style-name="P6" loext:marker-style-name="T8"/>
      <text:p text:style-name="Standard" loext:marker-style-name="T14"><text:span text:style-name="T8">See the difference in library calls</text:span><text:span text:style-name="T8"/></text:p>
      <text:p text:style-name="Standard" loext:marker-style-name="T1"><text:span text:style-name="T1">(1 pt) What does the </text:span><text:span text:style-name="T18">ltrace</text:span><text:span text:style-name="T1"> tool show (in general)?</text:span></text:p>
      <table:table table:name="Table6" table:style-name="Table6">
        <table:table-column table:style-name="Table6.A"/>
        <table:table-row table:style-name="Table6.1">
          <table:table-cell table:style-name="Table6.A1" office:value-type="string">
            <text:p text:style-name="P3" loext:marker-style-name="T1"/>
            <text:p text:style-name="P3" loext:marker-style-name="T1"/>
            <text:p text:style-name="P3" loext:marker-style-name="T1"/>
            <text:p text:style-name="P3" loext:marker-style-name="T1"/>
          </table:table-cell>
        </table:table-row>
      </table:table>
      <text:p text:style-name="P3" loext:marker-style-name="T1"/>
      <text:p text:style-name="Standard" loext:marker-style-name="T1"><text:span text:style-name="T1">Try running it against both executables.</text:span><text:span text:style-name="T1"/></text:p>
      <text:p text:style-name="Standard" loext:marker-style-name="T18"><text:span text:style-name="T18">ltrace ./progA</text:span><text:span text:style-name="T18"/></text:p>
      <text:p text:style-name="Standard" loext:marker-style-name="T18"><text:span text:style-name="T18">ltrace ./progB</text:span><text:span text:style-name="T18"/></text:p>
      <text:p text:style-name="P3" loext:marker-style-name="T1"/>
      <text:p text:style-name="Standard" loext:marker-style-name="T1"><text:span text:style-name="T1">(1 pt) What is the difference in output, and why?</text:span><text:span text:style-name="T1"/></text:p>
      <table:table table:name="Table7" table:style-name="Table7">
        <table:table-column table:style-name="Table7.A"/>
        <table:table-row table:style-name="Table7.1">
          <table:table-cell table:style-name="Table7.A1" office:value-type="string">
            <text:p text:style-name="P3" loext:marker-style-name="T1"/>
            <text:p text:style-name="P3" loext:marker-style-name="T1"/>
            <text:p text:style-name="P3" loext:marker-style-name="T1"/>
            <text:p text:style-name="P3" loext:marker-style-name="T1"/>
          </table:table-cell>
        </table:table-row>
      </table:table>
      <text:p text:style-name="P3" loext:marker-style-name="T1"/>
      <text:p text:style-name="P3" loext:marker-style-name="T1"/>
      <text:p text:style-name="Standard" loext:marker-style-name="T8"><text:span text:style-name="T8">See the difference in dynamic relocation records</text:span><text:span text:style-name="T8"/></text:p>
      <text:p text:style-name="Standard" loext:marker-style-name="T1"><text:span text:style-name="T1">Relocation records are list of references inside an executable that have to be “fixed up” when the executable is loaded. In other words, memory addresses of things like data objects or function calls, that need to be resolved. They may be stored in a section called </text:span><text:span text:style-name="T18">.reloc </text:span><text:span text:style-name="T1">in the executable. Take a look to them using the following commands:</text:span></text:p>
      <text:p text:style-name="P3" loext:marker-style-name="T1"/>
      <text:p text:style-name="Standard" loext:marker-style-name="T18"><text:span text:style-name="T18">objdump -R progA</text:span><text:span text:style-name="T18"/></text:p>
      <text:p text:style-name="Standard" loext:marker-style-name="T18"><text:span text:style-name="T18">objdump -R progB</text:span><text:span text:style-name="T18"/></text:p>
      <text:p text:style-name="P3" loext:marker-style-name="T1"/>
      <text:p text:style-name="Standard" loext:marker-style-name="T1"><text:span text:style-name="T1">(1 pt) How is the output for </text:span><text:span text:style-name="T18">progB</text:span><text:span text:style-name="T1"> different, and why?</text:span></text:p>
      <table:table table:name="Table8" table:style-name="Table8">
        <table:table-column table:style-name="Table8.A"/>
        <table:table-row table:style-name="Table8.1">
          <table:table-cell table:style-name="Table8.A1" office:value-type="string">
            <text:p text:style-name="P3" loext:marker-style-name="T1"/>
            <text:p text:style-name="P3" loext:marker-style-name="T1"/>
            <text:p text:style-name="P3" loext:marker-style-name="T1"/>
            <text:p text:style-name="P3" loext:marker-style-name="T1"/>
            <text:p text:style-name="P3" loext:marker-style-name="T1"/>
          </table:table-cell>
        </table:table-row>
      </table:table>
      <text:p text:style-name="P3" loext:marker-style-name="T1"/>
      <text:p text:style-name="P6" loext:marker-style-name="T8"/>
      <text:p text:style-name="P3" loext:marker-style-name="T1"/>
      <text:p text:style-name="P19" loext:marker-style-name="T8"><text:span text:style-name="T8">What does linking really do anyway?</text:span><text:span text:style-name="T8"/></text:p>
      <text:p text:style-name="Standard" loext:marker-style-name="T14"><text:span text:style-name="T14">Above, we created static and dynamic libraries. <text:s/>Suppose however that we just want to build an executable and don’t wish to create any additional libraries. <text:s/>We could do this:</text:span><text:span text:style-name="T14"/></text:p>
      <text:p text:style-name="Standard" loext:marker-style-name="T26"><text:span text:style-name="T26">gcc <text:s/>-no-pie -o progC ctest1.c ctest2.c prog.c</text:span><text:span text:style-name="T26"/></text:p>
      <text:p text:style-name="P13" loext:marker-style-name="T14"/>
      <text:p text:style-name="Standard" loext:marker-style-name="T14"><text:span text:style-name="T14">(1 pt) Examine </text:span><text:span text:style-name="T26">progC</text:span><text:span text:style-name="T14">. <text:s/>Is it more similar to </text:span><text:span text:style-name="T26">progA</text:span><text:span text:style-name="T14"> or </text:span><text:span text:style-name="T26">progB</text:span><text:span text:style-name="T14">? <text:s/></text:span></text:p>
      <text:p text:style-name="Standard" loext:marker-style-name="T14"><text:span text:style-name="T14">(1 pt) What technique/tool did you use to decide this? </text:span><text:span text:style-name="T14"/></text:p>
      <table:table table:name="Table9" table:style-name="Table9">
        <table:table-column table:style-name="Table9.A"/>
        <table:table-row table:style-name="Table9.1">
          <table:table-cell table:style-name="Table9.A1" office:value-type="string">
            <text:p text:style-name="P3" loext:marker-style-name="T1"/>
            <text:p text:style-name="P3" loext:marker-style-name="T1"/>
            <text:p text:style-name="P3" loext:marker-style-name="T1"/>
            <text:p text:style-name="P3" loext:marker-style-name="T1"/>
          </table:table-cell>
        </table:table-row>
      </table:table>
      <text:p text:style-name="P3" loext:marker-style-name="T1"/>
      <text:p text:style-name="Standard" loext:marker-style-name="T14"><text:span text:style-name="T14">(1 pt) WHY is progC so similar to the earlier executable we built (</text:span><text:span text:style-name="T26">progA</text:span><text:span text:style-name="T14"> or </text:span><text:span text:style-name="T26">progB</text:span><text:span text:style-name="T7">)</text:span><text:span text:style-name="T14">? </text:span><text:bookmark-start text:name="_GoBack"/><text:span text:style-name="T14">(what causes it to be so similar?)</text:span><text:bookmark-end text:name="_GoBack"/></text:p>
      <table:table table:name="Table10" table:style-name="Table10">
        <table:table-column table:style-name="Table10.A"/>
        <table:table-row table:style-name="Table10.1">
          <table:table-cell table:style-name="Table10.A1" office:value-type="string">
            <text:p text:style-name="P3" loext:marker-style-name="T1"/>
            <text:p text:style-name="P3" loext:marker-style-name="T1"/>
            <text:p text:style-name="P3" loext:marker-style-name="T1"/>
            <text:p text:style-name="P3" loext:marker-style-name="T1"/>
            <text:p text:style-name="P3" loext:marker-style-name="T1"/>
          </table:table-cell>
        </table:table-row>
      </table:table>
      <text:p text:style-name="P3" loext:marker-style-name="T1"/>
      <text:p text:style-name="Standard" loext:marker-style-name="T1"><text:span text:style-name="T1">(1 pt) (small extra credit) It’s possible to make a small change to the command line shown above so that progC is actually identical to either progA or progB (verify with diff). <text:s/>If you discover this, write the new command line here: </text:span><text:span text:style-name="T1"/></text:p>
      <text:p text:style-name="P6" loext:marker-style-name="T8"/>
      <text:p text:style-name="P6" loext:marker-style-name="T8"/>
      <text:p text:style-name="Standard" loext:marker-style-name="T8"><text:span text:style-name="T8">Detective work – download mystery1</text:span><text:span text:style-name="T8"/></text:p>
      <text:p text:style-name="Standard" loext:marker-style-name="T1"><text:span text:style-name="T1">For mystery1:</text:span><text:span text:style-name="T1"/></text:p>
      <text:list text:style-name="WWNum2">
        <text:list-item>
          <text:p text:style-name="P20" loext:marker-style-name="T14"><text:span text:style-name="T14">(1 pt) Do this: </text:span><text:span text:style-name="T24">chmod u+x mystery1</text:span><text:span text:style-name="T14"><text:line-break/>Now, <text:s/>will this executable run? <text:s/>If not, what </text:span><text:span text:style-name="T17">specifically</text:span><text:span text:style-name="T14"> is missing?</text:span></text:p>
        </text:list-item>
      </text:list>
      <text:p text:style-name="P15" loext:marker-style-name="T14"/>
      <text:p text:style-name="P13" loext:marker-style-name="T14"/>
      <text:p text:style-name="P13" loext:marker-style-name="T14"/>
      <text:p text:style-name="P13" loext:marker-style-name="T14"/>
      <text:list text:continue-numbering="true" text:style-name="WWNum2">
        <text:list-item>
          <text:p text:style-name="P20" loext:marker-style-name="T14"><text:span text:style-name="T14">(1 pt) Does this executable use static linking, dynamic linking, or both?</text:span><text:span text:style-name="T14"/></text:p>
        </text:list-item>
      </text:list>
      <text:p text:style-name="Standard" loext:marker-style-name="T14"><text:span text:style-name="T14"><text:tab/> </text:span><text:span text:style-name="T14"/></text:p>
      <text:p text:style-name="P13" loext:marker-style-name="T14"/>
      <text:p text:style-name="P13" loext:marker-style-name="T14"/>
      <text:p text:style-name="P13" loext:marker-style-name="T14"/>
      <text:list text:continue-numbering="true" text:style-name="WWNum2">
        <text:list-item>
          <text:p text:style-name="P20" loext:marker-style-name="T14"><text:span text:style-name="T14">(1 pt) If static linking is used, what function(s) are statically linked? (ignore names starting with underscore)</text:span><text:span text:style-name="T14"/></text:p>
        </text:list-item>
      </text:list>
      <text:p text:style-name="P13" loext:marker-style-name="T14"/>
      <text:p text:style-name="P13" loext:marker-style-name="T14"/>
      <text:p text:style-name="P13" loext:marker-style-name="T14"/>
      <text:list text:continue-numbering="true" text:style-name="WWNum2">
        <text:list-item>
          <text:p text:style-name="P20" loext:marker-style-name="T14"><text:span text:style-name="T14">(1 pt) If dynamic linking is used, what function(s) are dynamically linked? (ignore names starting with underscore)</text:span><text:span text:style-name="T14"/></text:p>
        </text:list-item>
      </text:list>
      <text:p text:style-name="Standard" loext:marker-style-name="T14"><text:span text:style-name="T14"><text:tab/></text:span><text:span text:style-name="T14"/></text:p>
      <text:p text:style-name="P13" loext:marker-style-name="T14"/>
      <text:p text:style-name="P3" loext:marker-style-name="T1"/>
      <text:p text:style-name="P3" loext:marker-style-name="T1"/>
      <text:p text:style-name="P3" loext:marker-style-name="T1"/>
      <text:p text:style-name="P13" loext:marker-style-name="T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 svg:font-family="'Times new roman'" style:font-family-generic="roman"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fo:color="#00000a" loext:opacity="100%" style:font-name="Cambria" fo:font-size="12pt" fo:language="en" fo:country="US" style:letter-kerning="false" style:font-name-asian="Cambria1" style:font-size-asian="12pt" style:language-asian="en" style:country-asian="US" style:font-name-complex="Cambria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fo:color="#00000a" loext:opacity="100%" style:font-name="Cambria" fo:font-size="12pt" fo:language="en" fo:country="US" style:letter-kerning="false" style:font-name-asian="Cambria1" style:font-size-asian="12pt" style:language-asian="en" style:country-asian="US" style:font-name-complex="Cambria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fo:color="#00000a" loext:opacity="100%" style:font-name="Cambria" fo:font-family="Cambria" style:font-family-generic="roman" style:font-pitch="variable" fo:font-size="12pt" fo:language="en" fo:country="US" style:letter-kerning="false"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Body_20_Text1"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Body_20_Text1"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tyle="italic" style:font-style-asian="italic" style:font-name-complex="FreeSans" style:font-family-complex="FreeSans" style:font-family-generic-complex="system" style:font-pitch-complex="variable" style:font-style-complex="italic"/>
    </style:style>
    <style:style style:name="Index" style:family="paragraph" style:parent-style-name="Standard"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0835in" style: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next-style-name="Standard" style:default-outline-level="2" style:list-style-name="" style:class="text">
      <style:paragraph-properties fo:margin-top="0.25in" fo:margin-bottom="0.0555in" style: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1945in" fo:margin-bottom="0.0555in"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1665in" fo:margin-bottom="0.028in" style:contextual-spacing="false" fo:keep-together="always" fo:keep-with-next="always"/>
      <style:text-properties fo:font-weight="bold" style:font-weight-asian="bold"/>
    </style:style>
    <style:style style:name="Heading_20_5" style:display-name="Heading 5" style:family="paragraph" style:parent-style-name="Standard" style:next-style-name="Standard" style:default-outline-level="5" style:list-style-name="" style:class="text">
      <style:paragraph-properties fo:margin-top="0.1528in" fo:margin-bottom="0.028in" style: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next-style-name="Standard" style:default-outline-level="6" style:list-style-name="" style:class="text">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class="chapter">
      <style:paragraph-properties fo:margin-top="0.3335in" fo:margin-bottom="0.0835in" style:contextual-spacing="false" fo:keep-together="always" fo:keep-with-next="always"/>
      <style:text-properties fo:font-size="36pt" fo:font-weight="bold" style:font-size-asian="36pt" style:font-weight-asian="bold" style:font-size-complex="36pt"/>
    </style:style>
    <style:style style:name="Body_20_Text1" style:display-name="Body Text1" style:family="paragraph" style:parent-style-name="Standard">
      <style:paragraph-properties fo:margin-top="0in" fo:margin-bottom="0.0972in" style:contextual-spacing="false" fo:line-height="120%"/>
    </style:style>
    <style:style style:name="Subtitle" style:family="paragraph" style:parent-style-name="Standard" style:next-style-name="Standard"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_20_Paragraph" style:display-name="List Paragraph" style:family="paragraph" style:parent-style-name="Standard">
      <style:paragraph-properties fo:margin-left="0.5in" fo:margin-top="0in" fo:margin-bottom="0.139in" style:contextual-spacing="true" fo:text-indent="0in" style:auto-text-indent="false"/>
    </style:style>
    <style:style style:name="Default_20_Paragraph_20_Font" style:display-name="Default Paragraph Font" style:family="text"/>
    <style:style style:name="Numbering_20_Symbols" style:display-name="Numbering Symbols" style:family="tex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format="">
        <style:list-level-properties text:list-level-position-and-space-mode="label-alignment">
          <style:list-level-label-alignment text:label-followed-by="nothing"/>
        </style:list-level-properties>
      </text:list-level-style-number>
      <text:list-level-style-number text:level="2" text:style-name="ListLabel_20_20" style:num-format="">
        <style:list-level-properties text:list-level-position-and-space-mode="label-alignment">
          <style:list-level-label-alignment text:label-followed-by="nothing"/>
        </style:list-level-properties>
      </text:list-level-style-number>
      <text:list-level-style-number text:level="3" text:style-name="ListLabel_20_21" style:num-format="">
        <style:list-level-properties text:list-level-position-and-space-mode="label-alignment">
          <style:list-level-label-alignment text:label-followed-by="nothing"/>
        </style:list-level-properties>
      </text:list-level-style-number>
      <text:list-level-style-number text:level="4" text:style-name="ListLabel_20_22" style:num-format="">
        <style:list-level-properties text:list-level-position-and-space-mode="label-alignment">
          <style:list-level-label-alignment text:label-followed-by="nothing"/>
        </style:list-level-properties>
      </text:list-level-style-number>
      <text:list-level-style-number text:level="5" text:style-name="ListLabel_20_23" style:num-format="">
        <style:list-level-properties text:list-level-position-and-space-mode="label-alignment">
          <style:list-level-label-alignment text:label-followed-by="nothing"/>
        </style:list-level-properties>
      </text:list-level-style-number>
      <text:list-level-style-number text:level="6" text:style-name="ListLabel_20_24" style:num-format="">
        <style:list-level-properties text:list-level-position-and-space-mode="label-alignment">
          <style:list-level-label-alignment text:label-followed-by="nothing"/>
        </style:list-level-properties>
      </text:list-level-style-number>
      <text:list-level-style-number text:level="7" text:style-name="ListLabel_20_25" style:num-format="">
        <style:list-level-properties text:list-level-position-and-space-mode="label-alignment">
          <style:list-level-label-alignment text:label-followed-by="nothing"/>
        </style:list-level-properties>
      </text:list-level-style-number>
      <text:list-level-style-number text:level="8" text:style-name="ListLabel_20_26" style:num-format="">
        <style:list-level-properties text:list-level-position-and-space-mode="label-alignment">
          <style:list-level-label-alignment text:label-followed-by="nothing"/>
        </style:list-level-properties>
      </text:list-level-style-number>
      <text:list-level-style-number text:level="9" text:style-name="ListLabel_20_27"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0.5in" fo:margin-bottom="0.5in" fo:margin-left="0.5in" fo:margin-right="1.25in" style:writing-mode="lr-tb" style:layout-grid-color="#c0c0c0" style:layout-grid-lines="144"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29T19:33:00</meta:creation-date>
    <meta:initial-creator>CDR Michael Bilzor</meta:initial-creator>
    <dc:language>en-US</dc:language>
    <dc:date>2025-08-29T10:33:21.080304083</dc:date>
    <meta:editing-cycles>20</meta:editing-cycles>
    <meta:editing-duration>PT1H47M47S</meta:editing-duration>
    <meta:generator>LibreOffice/24.2.7.2$Linux_X86_64 LibreOffice_project/420$Build-2</meta:generator>
    <meta:document-statistic meta:table-count="10" meta:image-count="0" meta:object-count="0" meta:page-count="7" meta:paragraph-count="153" meta:word-count="1610" meta:character-count="9240" meta:non-whitespace-character-count="7681"/>
    <meta:user-defined meta:name="AppVersion">15.00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